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 text:c="4"/>EMU CORP <text:s text:c="3"/></text:p>
          </table:table-cell>
          <table:table-cell table:style-name="ce1" office:value-type="string">
            <text:p><text:s text:c="2"/>US CORP BBB <text:s text:c="2"/></text:p>
          </table:table-cell>
          <table:table-cell table:style-name="ce1" office:value-type="string">
            <text:p><text:s/>EUROPEAN CUR HY </text:p>
          </table:table-cell>
          <table:table-cell table:style-name="ce1" office:value-type="string">
            <text:p><text:s/>US HY MASTER II </text:p>
          </table:table-cell>
          <table:table-cell table:style-name="ce1" office:value-type="string">
            <text:p><text:s/>EMBI COMPOSITE <text:s/></text:p>
          </table:table-cell>
        </table:table-row>
        <table:table-row table:style-name="ro2">
          <table:table-cell office:value-type="string">
            <text:p><text:s/>Min. <text:s text:c="2"/>:3.040 <text:s/></text:p>
          </table:table-cell>
          <table:table-cell office:value-type="string">
            <text:p><text:s/>Min. <text:s text:c="2"/>:3.701 <text:s/></text:p>
          </table:table-cell>
          <table:table-cell office:value-type="string">
            <text:p><text:s/>Min. <text:s text:c="2"/>: 6.260 <text:s/></text:p>
          </table:table-cell>
          <table:table-cell office:value-type="string">
            <text:p><text:s/>Min. <text:s text:c="2"/>: 7.195 <text:s/></text:p>
          </table:table-cell>
          <table:table-cell office:value-type="string">
            <text:p><text:s/>Min. <text:s text:c="2"/>: 5.198 <text:s/></text:p>
          </table:table-cell>
        </table:table-row>
        <table:table-row table:style-name="ro2">
          <table:table-cell office:value-type="string">
            <text:p><text:s/>1st Qu.:3.893 <text:s/></text:p>
          </table:table-cell>
          <table:table-cell office:value-type="string">
            <text:p><text:s/>1st Qu.:4.968 <text:s/></text:p>
          </table:table-cell>
          <table:table-cell office:value-type="string">
            <text:p><text:s/>1st Qu.: 7.576 <text:s/></text:p>
          </table:table-cell>
          <table:table-cell office:value-type="string">
            <text:p><text:s/>1st Qu.: 8.280 <text:s/></text:p>
          </table:table-cell>
          <table:table-cell office:value-type="string">
            <text:p><text:s/>1st Qu.: 6.688 <text:s/></text:p>
          </table:table-cell>
        </table:table-row>
        <table:table-row table:style-name="ro2">
          <table:table-cell office:value-type="string">
            <text:p><text:s/>Median :4.405 <text:s/></text:p>
          </table:table-cell>
          <table:table-cell office:value-type="string">
            <text:p><text:s/>Median :6.020 <text:s/></text:p>
          </table:table-cell>
          <table:table-cell office:value-type="string">
            <text:p><text:s/>Median :10.162 <text:s/></text:p>
          </table:table-cell>
          <table:table-cell office:value-type="string">
            <text:p><text:s/>Median : 9.490 <text:s/></text:p>
          </table:table-cell>
          <table:table-cell office:value-type="string">
            <text:p><text:s/>Median : 8.329 <text:s/></text:p>
          </table:table-cell>
        </table:table-row>
        <table:table-row table:style-name="ro2">
          <table:table-cell office:value-type="string">
            <text:p><text:s/>Mean <text:s text:c="2"/>:4.642 <text:s/></text:p>
          </table:table-cell>
          <table:table-cell office:value-type="string">
            <text:p><text:s/>Mean <text:s text:c="2"/>:5.990 <text:s/></text:p>
          </table:table-cell>
          <table:table-cell office:value-type="string">
            <text:p><text:s/>Mean <text:s text:c="2"/>:10.996 <text:s/></text:p>
          </table:table-cell>
          <table:table-cell office:value-type="string">
            <text:p><text:s/>Mean <text:s text:c="2"/>:10.327 <text:s/></text:p>
          </table:table-cell>
          <table:table-cell office:value-type="string">
            <text:p><text:s/>Mean <text:s text:c="2"/>: 9.214 <text:s/></text:p>
          </table:table-cell>
        </table:table-row>
        <table:table-row table:style-name="ro2">
          <table:table-cell office:value-type="string">
            <text:p><text:s/>3rd Qu.:5.350 <text:s/></text:p>
          </table:table-cell>
          <table:table-cell office:value-type="string">
            <text:p><text:s/>3rd Qu.:6.700 <text:s/></text:p>
          </table:table-cell>
          <table:table-cell office:value-type="string">
            <text:p><text:s/>3rd Qu.:13.002 <text:s/></text:p>
          </table:table-cell>
          <table:table-cell office:value-type="string">
            <text:p><text:s/>3rd Qu.:11.990 <text:s/></text:p>
          </table:table-cell>
          <table:table-cell office:value-type="string">
            <text:p><text:s/>3rd Qu.:11.643 <text:s/></text:p>
          </table:table-cell>
        </table:table-row>
        <table:table-row table:style-name="ro2">
          <table:table-cell office:value-type="string">
            <text:p><text:s/>Max. <text:s text:c="2"/>:7.560 <text:s/></text:p>
          </table:table-cell>
          <table:table-cell office:value-type="string">
            <text:p><text:s/>Max. <text:s text:c="2"/>:9.830 <text:s/></text:p>
          </table:table-cell>
          <table:table-cell office:value-type="string">
            <text:p><text:s/>Max. <text:s text:c="2"/>:27.774 <text:s/></text:p>
          </table:table-cell>
          <table:table-cell office:value-type="string">
            <text:p><text:s/>Max. <text:s text:c="2"/>:22.180 <text:s/></text:p>
          </table:table-cell>
          <table:table-cell office:value-type="string">
            <text:p><text:s/>Max. <text:s text:c="2"/>:16.085 <text:s/>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>
            <text:p><text:s text:c="6"/>Yield <text:s text:c="2"/>Frequenza</text:p>
          </table:table-cell>
          <table:table-cell office:value-type="string">
            <text:p><text:s text:c="7"/>Yield <text:s/>Frequenza</text:p>
          </table:table-cell>
          <table:table-cell office:value-type="string">
            <text:p><text:s text:c="7"/>Yield <text:s text:c="2"/>Frequenza</text:p>
          </table:table-cell>
          <table:table-cell office:value-type="string">
            <text:p><text:s text:c="7"/>Yield <text:s/>Frequenza</text:p>
          </table:table-cell>
        </table:table-row>
        <table:table-row table:style-name="ro2">
          <table:table-cell office:value-type="string">
            <text:p>1 <text:s/>3.040000 <text:s text:c="2"/>0.2785515</text:p>
          </table:table-cell>
          <table:table-cell office:value-type="string">
            <text:p>1 <text:s/>3.701000 <text:s text:c="2"/>0.1392758</text:p>
          </table:table-cell>
          <table:table-cell office:value-type="string">
            <text:p>1 <text:s text:c="2"/>6.260000 <text:s/>0.1392758</text:p>
          </table:table-cell>
          <table:table-cell office:value-type="string">
            <text:p>1 <text:s text:c="2"/>7.195000 <text:s text:c="2"/>0.1392758</text:p>
          </table:table-cell>
          <table:table-cell office:value-type="string">
            <text:p>1 <text:s text:c="2"/>5.198000 <text:s/>0.1392758</text:p>
          </table:table-cell>
        </table:table-row>
        <table:table-row table:style-name="ro2">
          <table:table-cell office:value-type="string">
            <text:p>2 <text:s/>3.132245 <text:s text:c="2"/>1.1142061</text:p>
          </table:table-cell>
          <table:table-cell office:value-type="string">
            <text:p>2 <text:s/>3.826082 <text:s text:c="2"/>0.8356546</text:p>
          </table:table-cell>
          <table:table-cell office:value-type="string">
            <text:p>2 <text:s text:c="2"/>6.698980 <text:s/>6.5459610</text:p>
          </table:table-cell>
          <table:table-cell office:value-type="string">
            <text:p>2 <text:s text:c="2"/>7.500816 <text:s text:c="2"/>4.4568245</text:p>
          </table:table-cell>
          <table:table-cell office:value-type="string">
            <text:p>2 <text:s text:c="2"/>5.420082 <text:s/>0.8356546</text:p>
          </table:table-cell>
        </table:table-row>
        <table:table-row table:style-name="ro2">
          <table:table-cell office:value-type="string">
            <text:p>3 <text:s/>3.224490 <text:s text:c="2"/>3.4818942</text:p>
          </table:table-cell>
          <table:table-cell office:value-type="string">
            <text:p>3 <text:s/>3.951163 <text:s text:c="2"/>2.9247911</text:p>
          </table:table-cell>
          <table:table-cell office:value-type="string">
            <text:p>3 <text:s text:c="2"/>7.137959 16.8523677</text:p>
          </table:table-cell>
          <table:table-cell office:value-type="string">
            <text:p>3 <text:s text:c="2"/>7.806633 <text:s/>11.9777159</text:p>
          </table:table-cell>
          <table:table-cell office:value-type="string">
            <text:p>3 <text:s text:c="2"/>5.642163 <text:s/>2.6462396</text:p>
          </table:table-cell>
        </table:table-row>
        <table:table-row table:style-name="ro2">
          <table:table-cell office:value-type="string">
            <text:p>4 <text:s/>3.316735 <text:s text:c="2"/>4.7353760</text:p>
          </table:table-cell>
          <table:table-cell office:value-type="string">
            <text:p>4 <text:s/>4.076245 <text:s text:c="2"/>4.7353760</text:p>
          </table:table-cell>
          <table:table-cell office:value-type="string">
            <text:p>4 <text:s text:c="2"/>7.576939 25.2089136</text:p>
          </table:table-cell>
          <table:table-cell office:value-type="string">
            <text:p>4 <text:s text:c="2"/>8.112449 <text:s/>20.7520891</text:p>
          </table:table-cell>
          <table:table-cell office:value-type="string">
            <text:p>4 <text:s text:c="2"/>5.864245 <text:s/>4.1782730</text:p>
          </table:table-cell>
        </table:table-row>
        <table:table-row table:style-name="ro2">
          <table:table-cell office:value-type="string">
            <text:p>5 <text:s/>3.408980 <text:s text:c="2"/>7.3816156</text:p>
          </table:table-cell>
          <table:table-cell office:value-type="string">
            <text:p>5 <text:s/>4.201327 <text:s text:c="2"/>6.8245125</text:p>
          </table:table-cell>
          <table:table-cell office:value-type="string">
            <text:p>5 <text:s text:c="2"/>8.015918 30.6406685</text:p>
          </table:table-cell>
          <table:table-cell office:value-type="string">
            <text:p>5 <text:s text:c="2"/>8.418265 <text:s/>29.8050139</text:p>
          </table:table-cell>
          <table:table-cell office:value-type="string">
            <text:p>5 <text:s text:c="2"/>6.086327 <text:s/>6.8245125</text:p>
          </table:table-cell>
        </table:table-row>
        <table:table-row table:style-name="ro2">
          <table:table-cell office:value-type="string">
            <text:p>6 <text:s/>3.501224 <text:s/>10.1671309</text:p>
          </table:table-cell>
          <table:table-cell office:value-type="string">
            <text:p>6 <text:s/>4.326408 <text:s text:c="2"/>8.9136490</text:p>
          </table:table-cell>
          <table:table-cell office:value-type="string">
            <text:p>6 <text:s text:c="2"/>8.454898 36.2116992</text:p>
          </table:table-cell>
          <table:table-cell office:value-type="string">
            <text:p>6 <text:s text:c="2"/>8.724082 <text:s/>37.6044568</text:p>
          </table:table-cell>
          <table:table-cell office:value-type="string">
            <text:p>6 <text:s text:c="2"/>6.308408 <text:s/>9.1922006</text:p>
          </table:table-cell>
        </table:table-row>
        <table:table-row table:style-name="ro2">
          <table:table-cell office:value-type="string">
            <text:p>7 <text:s/>3.593469 <text:s/>14.2061281</text:p>
          </table:table-cell>
          <table:table-cell office:value-type="string">
            <text:p>7 <text:s/>4.451490 <text:s/>11.2813370</text:p>
          </table:table-cell>
          <table:table-cell office:value-type="string">
            <text:p>7 <text:s text:c="2"/>8.893878 40.1114206</text:p>
          </table:table-cell>
          <table:table-cell office:value-type="string">
            <text:p>7 <text:s text:c="2"/>9.029898 <text:s/>44.2896936</text:p>
          </table:table-cell>
          <table:table-cell office:value-type="string">
            <text:p>7 <text:s text:c="2"/>6.530490 17.5487465</text:p>
          </table:table-cell>
        </table:table-row>
        <table:table-row table:style-name="ro2">
          <table:table-cell office:value-type="string">
            <text:p>8 <text:s/>3.685714 <text:s/>16.9916435</text:p>
          </table:table-cell>
          <table:table-cell office:value-type="string">
            <text:p>8 <text:s/>4.576571 <text:s/>13.2311978</text:p>
          </table:table-cell>
          <table:table-cell office:value-type="string">
            <text:p>8 <text:s text:c="2"/>9.332857 42.0612813</text:p>
          </table:table-cell>
          <table:table-cell office:value-type="string">
            <text:p>8 <text:s text:c="2"/>9.335714 <text:s/>48.8857939</text:p>
          </table:table-cell>
          <table:table-cell office:value-type="string">
            <text:p>8 <text:s text:c="2"/>6.752571 27.4373259</text:p>
          </table:table-cell>
        </table:table-row>
        <table:table-row table:style-name="ro2">
          <table:table-cell office:value-type="string">
            <text:p>9 <text:s/>3.777959 <text:s/>19.4986072</text:p>
          </table:table-cell>
          <table:table-cell office:value-type="string">
            <text:p>9 <text:s/>4.701653 <text:s/>16.2952646</text:p>
          </table:table-cell>
          <table:table-cell office:value-type="string">
            <text:p>9 <text:s text:c="2"/>9.771837 44.8467967</text:p>
          </table:table-cell>
          <table:table-cell office:value-type="string">
            <text:p>9 <text:s text:c="2"/>9.641531 <text:s/>51.3927577</text:p>
          </table:table-cell>
          <table:table-cell office:value-type="string">
            <text:p>9 <text:s text:c="2"/>6.974653 33.5654596</text:p>
          </table:table-cell>
        </table:table-row>
        <table:table-row table:style-name="ro2">
          <table:table-cell office:value-type="string">
            <text:p>10 3.870204 <text:s/>23.5376045</text:p>
          </table:table-cell>
          <table:table-cell office:value-type="string">
            <text:p>10 4.826735 <text:s/>20.8913649</text:p>
          </table:table-cell>
          <table:table-cell office:value-type="string">
            <text:p>10 10.210816 50.6963788</text:p>
          </table:table-cell>
          <table:table-cell office:value-type="string">
            <text:p>10 <text:s/>9.947347 <text:s/>52.7855153</text:p>
          </table:table-cell>
          <table:table-cell office:value-type="string">
            <text:p>10 <text:s/>7.196735 37.6044568</text:p>
          </table:table-cell>
        </table:table-row>
        <table:table-row table:style-name="ro2">
          <table:table-cell office:value-type="string">
            <text:p>11 3.962449 <text:s/>28.4122563</text:p>
          </table:table-cell>
          <table:table-cell office:value-type="string">
            <text:p>11 4.951816 <text:s/>24.5125348</text:p>
          </table:table-cell>
          <table:table-cell office:value-type="string">
            <text:p>11 10.649796 59.0529248</text:p>
          </table:table-cell>
          <table:table-cell office:value-type="string">
            <text:p>11 10.253163 <text:s/>55.2924791</text:p>
          </table:table-cell>
          <table:table-cell office:value-type="string">
            <text:p>11 <text:s/>7.418816 39.2757660</text:p>
          </table:table-cell>
        </table:table-row>
        <table:table-row table:style-name="ro2">
          <table:table-cell office:value-type="string">
            <text:p>12 4.054694 <text:s/>33.9832869</text:p>
          </table:table-cell>
          <table:table-cell office:value-type="string">
            <text:p>12 5.076898 <text:s/>27.1587744</text:p>
          </table:table-cell>
          <table:table-cell office:value-type="string">
            <text:p>12 11.088776 64.6239554</text:p>
          </table:table-cell>
          <table:table-cell office:value-type="string">
            <text:p>12 10.558980 <text:s/>60.5849582</text:p>
          </table:table-cell>
          <table:table-cell office:value-type="string">
            <text:p>12 <text:s/>7.640898 40.3899721</text:p>
          </table:table-cell>
        </table:table-row>
        <table:table-row table:style-name="ro2">
          <table:table-cell office:value-type="string">
            <text:p>13 4.146939 <text:s/>38.9972145</text:p>
          </table:table-cell>
          <table:table-cell office:value-type="string">
            <text:p>13 5.201980 <text:s/>31.1977716</text:p>
          </table:table-cell>
          <table:table-cell office:value-type="string">
            <text:p>13 11.527755 67.4094708</text:p>
          </table:table-cell>
          <table:table-cell office:value-type="string">
            <text:p>13 10.864796 <text:s/>64.2061281</text:p>
          </table:table-cell>
          <table:table-cell office:value-type="string">
            <text:p>13 <text:s/>7.862980 42.8969359</text:p>
          </table:table-cell>
        </table:table-row>
        <table:table-row table:style-name="ro2">
          <table:table-cell office:value-type="string">
            <text:p>14 4.239184 <text:s/>44.0111421</text:p>
          </table:table-cell>
          <table:table-cell office:value-type="string">
            <text:p>14 5.327061 <text:s/>33.8440111</text:p>
          </table:table-cell>
          <table:table-cell office:value-type="string">
            <text:p>14 11.966735 70.1949861</text:p>
          </table:table-cell>
          <table:table-cell office:value-type="string">
            <text:p>14 11.170612 <text:s/>67.9665738</text:p>
          </table:table-cell>
          <table:table-cell office:value-type="string">
            <text:p>14 <text:s/>8.085061 46.9359331</text:p>
          </table:table-cell>
        </table:table-row>
        <table:table-row table:style-name="ro2">
          <table:table-cell office:value-type="string">
            <text:p>15 4.331429 <text:s/>48.1894150</text:p>
          </table:table-cell>
          <table:table-cell office:value-type="string">
            <text:p>15 5.452143 <text:s/>35.6545961</text:p>
          </table:table-cell>
          <table:table-cell office:value-type="string">
            <text:p>15 12.405714 73.3983287</text:p>
          </table:table-cell>
          <table:table-cell office:value-type="string">
            <text:p>15 11.476429 <text:s/>70.4735376</text:p>
          </table:table-cell>
          <table:table-cell office:value-type="string">
            <text:p>15 <text:s/>8.307143 49.7214485</text:p>
          </table:table-cell>
        </table:table-row>
        <table:table-row table:style-name="ro2">
          <table:table-cell office:value-type="string">
            <text:p>16 4.423673 <text:s/>50.4178273</text:p>
          </table:table-cell>
          <table:table-cell office:value-type="string">
            <text:p>16 5.577224 <text:s/>36.7688022</text:p>
          </table:table-cell>
          <table:table-cell office:value-type="string">
            <text:p>16 12.844694 74.3732591</text:p>
          </table:table-cell>
          <table:table-cell office:value-type="string">
            <text:p>16 11.782245 <text:s/>74.2339833</text:p>
          </table:table-cell>
          <table:table-cell office:value-type="string">
            <text:p>16 <text:s/>8.529224 51.2534819</text:p>
          </table:table-cell>
        </table:table-row>
        <table:table-row table:style-name="ro2">
          <table:table-cell office:value-type="string">
            <text:p>17 4.515918 <text:s/>52.6462396</text:p>
          </table:table-cell>
          <table:table-cell office:value-type="string">
            <text:p>17 5.702306 <text:s/>40.5292479</text:p>
          </table:table-cell>
          <table:table-cell office:value-type="string">
            <text:p>17 13.283673 75.9052925</text:p>
          </table:table-cell>
          <table:table-cell office:value-type="string">
            <text:p>17 12.088061 <text:s/>76.3231198</text:p>
          </table:table-cell>
          <table:table-cell office:value-type="string">
            <text:p>17 <text:s/>8.751306 53.7604457</text:p>
          </table:table-cell>
        </table:table-row>
        <table:table-row table:style-name="ro2">
          <table:table-cell office:value-type="string">
            <text:p>18 4.608163 <text:s/>53.6211699</text:p>
          </table:table-cell>
          <table:table-cell office:value-type="string">
            <text:p>18 5.827388 <text:s/>44.5682451</text:p>
          </table:table-cell>
          <table:table-cell office:value-type="string">
            <text:p>18 13.722653 77.5766017</text:p>
          </table:table-cell>
          <table:table-cell office:value-type="string">
            <text:p>18 12.393878 <text:s/>79.5264624</text:p>
          </table:table-cell>
          <table:table-cell office:value-type="string">
            <text:p>18 <text:s/>8.973388 55.4317549</text:p>
          </table:table-cell>
        </table:table-row>
        <table:table-row table:style-name="ro2">
          <table:table-cell office:value-type="string">
            <text:p>19 4.700408 <text:s/>55.7103064</text:p>
          </table:table-cell>
          <table:table-cell office:value-type="string">
            <text:p>19 5.952469 <text:s/>48.4679666</text:p>
          </table:table-cell>
          <table:table-cell office:value-type="string">
            <text:p>19 14.161633 79.2479109</text:p>
          </table:table-cell>
          <table:table-cell office:value-type="string">
            <text:p>19 12.699694 <text:s/>83.9832869</text:p>
          </table:table-cell>
          <table:table-cell office:value-type="string">
            <text:p>19 <text:s/>9.195469 57.1030641</text:p>
          </table:table-cell>
        </table:table-row>
        <table:table-row table:style-name="ro2">
          <table:table-cell office:value-type="string">
            <text:p>20 4.792653 <text:s/>57.1030641</text:p>
          </table:table-cell>
          <table:table-cell office:value-type="string">
            <text:p>20 6.077551 <text:s/>51.2534819</text:p>
          </table:table-cell>
          <table:table-cell office:value-type="string">
            <text:p>20 14.600612 81.1977716</text:p>
          </table:table-cell>
          <table:table-cell office:value-type="string">
            <text:p>20 13.005510 <text:s/>86.6295265</text:p>
          </table:table-cell>
          <table:table-cell office:value-type="string">
            <text:p>20 <text:s/>9.417551 58.9136490</text:p>
          </table:table-cell>
        </table:table-row>
        <table:table-row table:style-name="ro2">
          <table:table-cell office:value-type="string">
            <text:p>21 4.884898 <text:s/>58.9136490</text:p>
          </table:table-cell>
          <table:table-cell office:value-type="string">
            <text:p>21 6.202633 <text:s/>56.2674095</text:p>
          </table:table-cell>
          <table:table-cell office:value-type="string">
            <text:p>21 15.039592 83.7047354</text:p>
          </table:table-cell>
          <table:table-cell office:value-type="string">
            <text:p>21 13.311327 <text:s/>90.6685237</text:p>
          </table:table-cell>
          <table:table-cell office:value-type="string">
            <text:p>21 <text:s/>9.639633 61.2813370</text:p>
          </table:table-cell>
        </table:table-row>
        <table:table-row table:style-name="ro2">
          <table:table-cell office:value-type="string">
            <text:p>22 4.977143 <text:s/>60.5849582</text:p>
          </table:table-cell>
          <table:table-cell office:value-type="string">
            <text:p>22 6.327714 <text:s/>60.3064067</text:p>
          </table:table-cell>
          <table:table-cell office:value-type="string">
            <text:p>22 15.478571 86.4902507</text:p>
          </table:table-cell>
          <table:table-cell office:value-type="string">
            <text:p>22 13.617143 <text:s/>92.7576602</text:p>
          </table:table-cell>
          <table:table-cell office:value-type="string">
            <text:p>22 <text:s/>9.861714 62.9526462</text:p>
          </table:table-cell>
        </table:table-row>
        <table:table-row table:style-name="ro2">
          <table:table-cell office:value-type="string">
            <text:p>23 5.069388 <text:s/>62.9526462</text:p>
          </table:table-cell>
          <table:table-cell office:value-type="string">
            <text:p>23 6.452796 <text:s/>64.2061281</text:p>
          </table:table-cell>
          <table:table-cell office:value-type="string">
            <text:p>23 15.917551 89.8328691</text:p>
          </table:table-cell>
          <table:table-cell office:value-type="string">
            <text:p>23 13.922959 <text:s/>93.4540390</text:p>
          </table:table-cell>
          <table:table-cell office:value-type="string">
            <text:p>23 10.083796 64.6239554</text:p>
          </table:table-cell>
        </table:table-row>
        <table:table-row table:style-name="ro2">
          <table:table-cell office:value-type="string">
            <text:p>24 5.161633 <text:s/>69.4986072</text:p>
          </table:table-cell>
          <table:table-cell office:value-type="string">
            <text:p>24 6.577878 <text:s/>69.2200557</text:p>
          </table:table-cell>
          <table:table-cell office:value-type="string">
            <text:p>24 16.356531 90.9470752</text:p>
          </table:table-cell>
          <table:table-cell office:value-type="string">
            <text:p>24 14.228776 <text:s/>95.1253482</text:p>
          </table:table-cell>
          <table:table-cell office:value-type="string">
            <text:p>24 10.305878 65.8774373</text:p>
          </table:table-cell>
        </table:table-row>
        <table:table-row table:style-name="ro2">
          <table:table-cell office:value-type="string">
            <text:p>25 5.253878 <text:s/>72.2841226</text:p>
          </table:table-cell>
          <table:table-cell office:value-type="string">
            <text:p>25 6.702959 <text:s/>75.0696379</text:p>
          </table:table-cell>
          <table:table-cell office:value-type="string">
            <text:p>25 16.795510 91.7827298</text:p>
          </table:table-cell>
          <table:table-cell office:value-type="string">
            <text:p>25 14.534592 <text:s/>95.4038997</text:p>
          </table:table-cell>
          <table:table-cell office:value-type="string">
            <text:p>25 10.527959 66.8523677</text:p>
          </table:table-cell>
        </table:table-row>
        <table:table-row table:style-name="ro2">
          <table:table-cell office:value-type="string">
            <text:p>26 5.346122 <text:s/>74.7910864</text:p>
          </table:table-cell>
          <table:table-cell office:value-type="string">
            <text:p>26 6.828041 <text:s/>78.6908078</text:p>
          </table:table-cell>
          <table:table-cell office:value-type="string">
            <text:p>26 17.234490 92.6183844</text:p>
          </table:table-cell>
          <table:table-cell office:value-type="string">
            <text:p>26 14.840408 <text:s/>95.5431755</text:p>
          </table:table-cell>
          <table:table-cell office:value-type="string">
            <text:p>26 10.750041 68.6629526</text:p>
          </table:table-cell>
        </table:table-row>
        <table:table-row table:style-name="ro2">
          <table:table-cell office:value-type="string">
            <text:p>27 5.438367 <text:s/>78.4122563</text:p>
          </table:table-cell>
          <table:table-cell office:value-type="string">
            <text:p>27 6.953122 <text:s/>81.6155989</text:p>
          </table:table-cell>
          <table:table-cell office:value-type="string">
            <text:p>27 17.673469 93.1754875</text:p>
          </table:table-cell>
          <table:table-cell office:value-type="string">
            <text:p>27 15.146224 <text:s/>95.8217270</text:p>
          </table:table-cell>
          <table:table-cell office:value-type="string">
            <text:p>27 10.972122 70.3342618</text:p>
          </table:table-cell>
        </table:table-row>
        <table:table-row table:style-name="ro2">
          <table:table-cell office:value-type="string">
            <text:p>28 5.530612 <text:s/>81.7548747</text:p>
          </table:table-cell>
          <table:table-cell office:value-type="string">
            <text:p>28 7.078204 <text:s/>82.5905292</text:p>
          </table:table-cell>
          <table:table-cell office:value-type="string">
            <text:p>28 18.112449 94.2896936</text:p>
          </table:table-cell>
          <table:table-cell office:value-type="string">
            <text:p>28 15.452041 <text:s/>95.8217270</text:p>
          </table:table-cell>
          <table:table-cell office:value-type="string">
            <text:p>28 11.194204 71.1699164</text:p>
          </table:table-cell>
        </table:table-row>
        <table:table-row table:style-name="ro2">
          <table:table-cell office:value-type="string">
            <text:p>29 5.622857 <text:s/>85.5153203</text:p>
          </table:table-cell>
          <table:table-cell office:value-type="string">
            <text:p>29 7.203286 <text:s/>83.5654596</text:p>
          </table:table-cell>
          <table:table-cell office:value-type="string">
            <text:p>29 18.551429 94.5682451</text:p>
          </table:table-cell>
          <table:table-cell office:value-type="string">
            <text:p>29 15.757857 <text:s/>95.8217270</text:p>
          </table:table-cell>
          <table:table-cell office:value-type="string">
            <text:p>29 11.416286 72.9805014</text:p>
          </table:table-cell>
        </table:table-row>
        <table:table-row table:style-name="ro2">
          <table:table-cell office:value-type="string">
            <text:p>30 5.715102 <text:s/>86.9080780</text:p>
          </table:table-cell>
          <table:table-cell office:value-type="string">
            <text:p>30 7.328367 <text:s/>84.8189415</text:p>
          </table:table-cell>
          <table:table-cell office:value-type="string">
            <text:p>30 18.990408 94.7075209</text:p>
          </table:table-cell>
          <table:table-cell office:value-type="string">
            <text:p>30 16.063673 <text:s/>95.8217270</text:p>
          </table:table-cell>
          <table:table-cell office:value-type="string">
            <text:p>30 11.638367 74.9303621</text:p>
          </table:table-cell>
        </table:table-row>
        <table:table-row table:style-name="ro2">
          <table:table-cell office:value-type="string">
            <text:p>31 5.807347 <text:s/>88.3008357</text:p>
          </table:table-cell>
          <table:table-cell office:value-type="string">
            <text:p>31 7.453449 <text:s/>85.6545961</text:p>
          </table:table-cell>
          <table:table-cell office:value-type="string">
            <text:p>31 19.429388 94.9860724</text:p>
          </table:table-cell>
          <table:table-cell office:value-type="string">
            <text:p>31 16.369490 <text:s/>95.9610028</text:p>
          </table:table-cell>
          <table:table-cell office:value-type="string">
            <text:p>31 11.860449 77.2980501</text:p>
          </table:table-cell>
        </table:table-row>
        <table:table-row table:style-name="ro2">
          <table:table-cell office:value-type="string">
            <text:p>32 5.899592 <text:s/>89.5543175</text:p>
          </table:table-cell>
          <table:table-cell office:value-type="string">
            <text:p>32 7.578531 <text:s/>87.3259053</text:p>
          </table:table-cell>
          <table:table-cell office:value-type="string">
            <text:p>32 19.868367 95.1253482</text:p>
          </table:table-cell>
          <table:table-cell office:value-type="string">
            <text:p>32 16.675306 <text:s/>96.1002786</text:p>
          </table:table-cell>
          <table:table-cell office:value-type="string">
            <text:p>32 12.082531 79.8050139</text:p>
          </table:table-cell>
        </table:table-row>
        <table:table-row table:style-name="ro2">
          <table:table-cell office:value-type="string">
            <text:p>33 5.991837 <text:s/>92.0612813</text:p>
          </table:table-cell>
          <table:table-cell office:value-type="string">
            <text:p>33 7.703612 <text:s/>88.5793872</text:p>
          </table:table-cell>
          <table:table-cell office:value-type="string">
            <text:p>33 20.307347 95.4038997</text:p>
          </table:table-cell>
          <table:table-cell office:value-type="string">
            <text:p>33 16.981122 <text:s/>96.1002786</text:p>
          </table:table-cell>
          <table:table-cell office:value-type="string">
            <text:p>33 12.304612 81.8941504</text:p>
          </table:table-cell>
        </table:table-row>
        <table:table-row table:style-name="ro2">
          <table:table-cell office:value-type="string">
            <text:p>34 6.084082 <text:s/>93.5933148</text:p>
          </table:table-cell>
          <table:table-cell office:value-type="string">
            <text:p>34 7.828694 <text:s/>90.8077994</text:p>
          </table:table-cell>
          <table:table-cell office:value-type="string">
            <text:p>34 20.746327 95.4038997</text:p>
          </table:table-cell>
          <table:table-cell office:value-type="string">
            <text:p>34 17.286939 <text:s/>96.2395543</text:p>
          </table:table-cell>
          <table:table-cell office:value-type="string">
            <text:p>34 12.526694 83.4261838</text:p>
          </table:table-cell>
        </table:table-row>
        <table:table-row table:style-name="ro2">
          <table:table-cell office:value-type="string">
            <text:p>35 6.176327 <text:s/>94.0111421</text:p>
          </table:table-cell>
          <table:table-cell office:value-type="string">
            <text:p>35 7.953776 <text:s/>94.0111421</text:p>
          </table:table-cell>
          <table:table-cell office:value-type="string">
            <text:p>35 21.185306 95.4038997</text:p>
          </table:table-cell>
          <table:table-cell office:value-type="string">
            <text:p>35 17.592755 <text:s/>96.3788301</text:p>
          </table:table-cell>
          <table:table-cell office:value-type="string">
            <text:p>35 12.748776 84.8189415</text:p>
          </table:table-cell>
        </table:table-row>
        <table:table-row table:style-name="ro2">
          <table:table-cell office:value-type="string">
            <text:p>36 6.268571 <text:s/>94.2896936</text:p>
          </table:table-cell>
          <table:table-cell office:value-type="string">
            <text:p>36 8.078857 <text:s/>95.6824513</text:p>
          </table:table-cell>
          <table:table-cell office:value-type="string">
            <text:p>36 21.624286 95.5431755</text:p>
          </table:table-cell>
          <table:table-cell office:value-type="string">
            <text:p>36 17.898571 <text:s/>96.3788301</text:p>
          </table:table-cell>
          <table:table-cell office:value-type="string">
            <text:p>36 12.970857 86.2116992</text:p>
          </table:table-cell>
        </table:table-row>
        <table:table-row table:style-name="ro2">
          <table:table-cell office:value-type="string">
            <text:p>37 6.360816 <text:s/>94.8467967</text:p>
          </table:table-cell>
          <table:table-cell office:value-type="string">
            <text:p>37 8.203939 <text:s/>96.5181058</text:p>
          </table:table-cell>
          <table:table-cell office:value-type="string">
            <text:p>37 22.063265 95.5431755</text:p>
          </table:table-cell>
          <table:table-cell office:value-type="string">
            <text:p>37 18.204388 <text:s/>97.2144847</text:p>
          </table:table-cell>
          <table:table-cell office:value-type="string">
            <text:p>37 13.192939 87.3259053</text:p>
          </table:table-cell>
        </table:table-row>
        <table:table-row table:style-name="ro2">
          <table:table-cell office:value-type="string">
            <text:p>38 6.453061 <text:s/>95.2646240</text:p>
          </table:table-cell>
          <table:table-cell office:value-type="string">
            <text:p>38 8.329020 <text:s/>96.6573816</text:p>
          </table:table-cell>
          <table:table-cell office:value-type="string">
            <text:p>38 22.502245 95.9610028</text:p>
          </table:table-cell>
          <table:table-cell office:value-type="string">
            <text:p>38 18.510204 <text:s/>97.6323120</text:p>
          </table:table-cell>
          <table:table-cell office:value-type="string">
            <text:p>38 13.415020 88.3008357</text:p>
          </table:table-cell>
        </table:table-row>
        <table:table-row table:style-name="ro2">
          <table:table-cell office:value-type="string">
            <text:p>39 6.545306 <text:s/>95.4038997</text:p>
          </table:table-cell>
          <table:table-cell office:value-type="string">
            <text:p>39 8.454102 <text:s/>97.6323120</text:p>
          </table:table-cell>
          <table:table-cell office:value-type="string">
            <text:p>39 22.941224 96.6573816</text:p>
          </table:table-cell>
          <table:table-cell office:value-type="string">
            <text:p>39 18.816020 <text:s/>98.0501393</text:p>
          </table:table-cell>
          <table:table-cell office:value-type="string">
            <text:p>39 13.637102 90.1114206</text:p>
          </table:table-cell>
        </table:table-row>
        <table:table-row table:style-name="ro2">
          <table:table-cell office:value-type="string">
            <text:p>40 6.637551 <text:s/>96.1002786</text:p>
          </table:table-cell>
          <table:table-cell office:value-type="string">
            <text:p>40 8.579184 <text:s/>98.1894150</text:p>
          </table:table-cell>
          <table:table-cell office:value-type="string">
            <text:p>40 23.380204 97.0752089</text:p>
          </table:table-cell>
          <table:table-cell office:value-type="string">
            <text:p>40 19.121837 <text:s/>98.3286908</text:p>
          </table:table-cell>
          <table:table-cell office:value-type="string">
            <text:p>40 13.859184 91.9220056</text:p>
          </table:table-cell>
        </table:table-row>
        <table:table-row table:style-name="ro2">
          <table:table-cell office:value-type="string">
            <text:p>41 6.729796 <text:s/>96.7966574</text:p>
          </table:table-cell>
          <table:table-cell office:value-type="string">
            <text:p>41 8.704265 <text:s/>98.6072423</text:p>
          </table:table-cell>
          <table:table-cell office:value-type="string">
            <text:p>41 23.819184 97.3537604</text:p>
          </table:table-cell>
          <table:table-cell office:value-type="string">
            <text:p>41 19.427653 <text:s/>98.6072423</text:p>
          </table:table-cell>
          <table:table-cell office:value-type="string">
            <text:p>41 14.081265 93.3147632</text:p>
          </table:table-cell>
        </table:table-row>
        <table:table-row table:style-name="ro2">
          <table:table-cell office:value-type="string">
            <text:p>42 6.822041 <text:s/>96.9359331</text:p>
          </table:table-cell>
          <table:table-cell office:value-type="string">
            <text:p>42 8.829347 <text:s/>98.7465181</text:p>
          </table:table-cell>
          <table:table-cell office:value-type="string">
            <text:p>42 24.258163 97.4930362</text:p>
          </table:table-cell>
          <table:table-cell office:value-type="string">
            <text:p>42 19.733469 <text:s/>98.8857939</text:p>
          </table:table-cell>
          <table:table-cell office:value-type="string">
            <text:p>42 14.303347 94.5682451</text:p>
          </table:table-cell>
        </table:table-row>
        <table:table-row table:style-name="ro2">
          <table:table-cell office:value-type="string">
            <text:p>43 6.914286 <text:s/>97.2144847</text:p>
          </table:table-cell>
          <table:table-cell office:value-type="string">
            <text:p>43 8.954429 <text:s/>98.7465181</text:p>
          </table:table-cell>
          <table:table-cell office:value-type="string">
            <text:p>43 24.697143 98.0501393</text:p>
          </table:table-cell>
          <table:table-cell office:value-type="string">
            <text:p>43 20.039286 <text:s/>98.8857939</text:p>
          </table:table-cell>
          <table:table-cell office:value-type="string">
            <text:p>43 14.525429 95.4038997</text:p>
          </table:table-cell>
        </table:table-row>
        <table:table-row table:style-name="ro2">
          <table:table-cell office:value-type="string">
            <text:p>44 7.006531 <text:s/>97.6323120</text:p>
          </table:table-cell>
          <table:table-cell office:value-type="string">
            <text:p>44 9.079510 <text:s/>98.7465181</text:p>
          </table:table-cell>
          <table:table-cell office:value-type="string">
            <text:p>44 25.136122 98.1894150</text:p>
          </table:table-cell>
          <table:table-cell office:value-type="string">
            <text:p>44 20.345102 <text:s/>99.0250696</text:p>
          </table:table-cell>
          <table:table-cell office:value-type="string">
            <text:p>44 14.747510 96.3788301</text:p>
          </table:table-cell>
        </table:table-row>
        <table:table-row table:style-name="ro2">
          <table:table-cell office:value-type="string">
            <text:p>45 7.098776 <text:s/>98.0501393</text:p>
          </table:table-cell>
          <table:table-cell office:value-type="string">
            <text:p>45 9.204592 <text:s/>99.4428969</text:p>
          </table:table-cell>
          <table:table-cell office:value-type="string">
            <text:p>45 25.575102 98.6072423</text:p>
          </table:table-cell>
          <table:table-cell office:value-type="string">
            <text:p>45 20.650918 <text:s/>99.1643454</text:p>
          </table:table-cell>
          <table:table-cell office:value-type="string">
            <text:p>45 14.969592 98.0501393</text:p>
          </table:table-cell>
        </table:table-row>
        <table:table-row table:style-name="ro2">
          <table:table-cell office:value-type="string">
            <text:p>46 7.191020 <text:s/>99.1643454</text:p>
          </table:table-cell>
          <table:table-cell office:value-type="string">
            <text:p>46 9.329673 <text:s/>99.5821727</text:p>
          </table:table-cell>
          <table:table-cell office:value-type="string">
            <text:p>46 26.014082 98.7465181</text:p>
          </table:table-cell>
          <table:table-cell office:value-type="string">
            <text:p>46 20.956735 <text:s/>99.3036212</text:p>
          </table:table-cell>
          <table:table-cell office:value-type="string">
            <text:p>46 15.191673 98.6072423</text:p>
          </table:table-cell>
        </table:table-row>
        <table:table-row table:style-name="ro2">
          <table:table-cell office:value-type="string">
            <text:p>47 7.283265 <text:s/>99.4428969</text:p>
          </table:table-cell>
          <table:table-cell office:value-type="string">
            <text:p>47 9.454755 <text:s/>99.8607242</text:p>
          </table:table-cell>
          <table:table-cell office:value-type="string">
            <text:p>47 26.453061 99.1643454</text:p>
          </table:table-cell>
          <table:table-cell office:value-type="string">
            <text:p>47 21.262551 <text:s/>99.4428969</text:p>
          </table:table-cell>
          <table:table-cell office:value-type="string">
            <text:p>47 15.413755 99.1643454</text:p>
          </table:table-cell>
        </table:table-row>
        <table:table-row table:style-name="ro2">
          <table:table-cell office:value-type="string">
            <text:p>48 7.375510 <text:s/>99.5821727</text:p>
          </table:table-cell>
          <table:table-cell office:value-type="string">
            <text:p>48 9.579837 <text:s/>99.8607242</text:p>
          </table:table-cell>
          <table:table-cell office:value-type="string">
            <text:p>48 26.892041 99.5821727</text:p>
          </table:table-cell>
          <table:table-cell office:value-type="string">
            <text:p>48 21.568367 <text:s/>99.4428969</text:p>
          </table:table-cell>
          <table:table-cell office:value-type="string">
            <text:p>48 15.635837 99.5821727</text:p>
          </table:table-cell>
        </table:table-row>
        <table:table-row table:style-name="ro2">
          <table:table-cell office:value-type="string">
            <text:p>49 7.467755 <text:s/>99.8607242</text:p>
          </table:table-cell>
          <table:table-cell office:value-type="string">
            <text:p>49 9.704918 <text:s/>99.8607242</text:p>
          </table:table-cell>
          <table:table-cell office:value-type="string">
            <text:p>49 27.331020 99.8607242</text:p>
          </table:table-cell>
          <table:table-cell office:value-type="string">
            <text:p>49 21.874184 <text:s/>99.5821727</text:p>
          </table:table-cell>
          <table:table-cell office:value-type="string">
            <text:p>49 15.857918 99.7214485</text:p>
          </table:table-cell>
        </table:table-row>
        <table:table-row table:style-name="ro2">
          <table:table-cell office:value-type="string">
            <text:p>50 7.560000 100.0000000</text:p>
          </table:table-cell>
          <table:table-cell office:value-type="string">
            <text:p>50 9.830000 100.0000000</text:p>
          </table:table-cell>
          <table:table-cell office:value-type="string">
            <text:p>50 27.770000 99.8607242</text:p>
          </table:table-cell>
          <table:table-cell office:value-type="string">
            <text:p>50 22.180000 100.0000000</text:p>
          </table:table-cell>
          <table:table-cell office:value-type="string">
            <text:p>50 16.080000 99.8607242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03.10.2011</text:date>, <text:time>17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dio </meta:initial-creator>
    <meta:creation-date>2011-10-03T17:39:42</meta:creation-date>
    <dc:date>2011-10-03T17:42:38</dc:date>
    <dc:creator>Claudio </dc:creator>
    <meta:editing-duration>PT00H02M56S</meta:editing-duration>
    <meta:editing-cycles>2</meta:editing-cycles>
    <meta:generator>OpenOffice.org/3.2$Linux OpenOffice.org_project/320m12$Build-9483</meta:generator>
    <meta:document-statistic meta:table-count="3" meta:cell-count="290" meta:object-count="0"/>
  </office:meta>
</office:document-meta>
</file>